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f96"/>
    </style:style>
    <style:style style:name="P2" style:family="paragraph" style:parent-style-name="Standard">
      <style:text-properties fo:font-weight="normal" officeooo:paragraph-rsid="0011cf96" style:font-weight-asian="normal" style:font-weight-complex="normal"/>
    </style:style>
    <style:style style:name="P3" style:family="paragraph" style:parent-style-name="Standard">
      <style:text-properties fo:font-weight="normal" officeooo:paragraph-rsid="0013c7e5" style:font-weight-asian="normal" style:font-weight-complex="normal"/>
    </style:style>
    <style:style style:name="P4" style:family="paragraph" style:parent-style-name="Standard">
      <style:text-properties fo:font-weight="normal" officeooo:rsid="0011cf96" officeooo:paragraph-rsid="0011cf96" style:font-weight-asian="normal" style:font-weight-complex="normal"/>
    </style:style>
    <style:style style:name="P5" style:family="paragraph" style:parent-style-name="Standard">
      <style:text-properties fo:font-weight="normal" officeooo:rsid="00129942" officeooo:paragraph-rsid="0011cf96" style:font-weight-asian="normal" style:font-weight-complex="normal"/>
    </style:style>
    <style:style style:name="P6" style:family="paragraph" style:parent-style-name="Standard">
      <style:text-properties fo:font-weight="normal" officeooo:rsid="00129942" officeooo:paragraph-rsid="00129942" style:font-weight-asian="normal" style:font-weight-complex="normal"/>
    </style:style>
    <style:style style:name="P7" style:family="paragraph" style:parent-style-name="Standard">
      <style:text-properties fo:font-weight="bold" officeooo:paragraph-rsid="0011cf96" style:font-weight-asian="bold"/>
    </style:style>
    <style:style style:name="P8" style:family="paragraph" style:parent-style-name="List_20_Paragraph">
      <style:text-properties officeooo:paragraph-rsid="0011cf96"/>
    </style:style>
    <style:style style:name="P9" style:family="paragraph" style:parent-style-name="List_20_Paragraph">
      <style:paragraph-properties fo:text-align="justify" style:justify-single-word="false"/>
      <style:text-properties officeooo:paragraph-rsid="0011cf96"/>
    </style:style>
    <style:style style:name="P10" style:family="paragraph" style:parent-style-name="List_20_Paragraph">
      <style:paragraph-properties fo:text-align="justify" style:justify-single-word="false"/>
      <style:text-properties officeooo:paragraph-rsid="00129942"/>
    </style:style>
    <style:style style:name="P11" style:family="paragraph" style:parent-style-name="List_20_Paragraph">
      <style:paragraph-properties fo:text-align="justify" style:justify-single-word="false"/>
      <style:text-properties officeooo:paragraph-rsid="0013c7e5"/>
    </style:style>
    <style:style style:name="P12" style:family="paragraph" style:parent-style-name="List_20_Paragraph">
      <style:text-properties officeooo:paragraph-rsid="00129942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paragraph-rsid="0011cf96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paragraph-rsid="00129942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rsid="001102bd" officeooo:paragraph-rsid="00129942"/>
    </style:style>
    <style:style style:name="P16" style:family="paragraph" style:parent-style-name="List_20_Paragraph">
      <style:paragraph-properties fo:margin-left="0cm" fo:margin-right="0cm" fo:margin-top="0cm" fo:margin-bottom="0.353cm" style:contextual-spacing="false" fo:hyphenation-ladder-count="no-limit" fo:text-indent="0cm" style:auto-text-indent="false" style:vertical-align="baseline"/>
      <style:text-properties officeooo:rsid="0011cf96" officeooo:paragraph-rsid="0011cf96" fo:hyphenate="false" fo:hyphenation-remain-char-count="2" fo:hyphenation-push-char-count="2"/>
    </style:style>
    <style:style style:name="P17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8" style:family="paragraph" style:parent-style-name="List_20_Paragraph" style:list-style-name="WWNum5">
      <style:paragraph-properties fo:margin-top="0cm" fo:margin-bottom="0.353cm" style:contextual-spacing="false" fo:hyphenation-ladder-count="no-limit" style:vertical-align="baseline"/>
      <style:text-properties officeooo:paragraph-rsid="001102bd" fo:hyphenate="false" fo:hyphenation-remain-char-count="2" fo:hyphenation-push-char-count="2"/>
    </style:style>
    <style:style style:name="P19" style:family="paragraph" style:parent-style-name="List_20_Paragraph" style:list-style-name="WWNum5">
      <style:paragraph-properties fo:margin-top="0cm" fo:margin-bottom="0.353cm" style:contextual-spacing="false" fo:hyphenation-ladder-count="no-limit" style:vertical-align="baseline"/>
      <style:text-properties officeooo:rsid="0011cf96" officeooo:paragraph-rsid="0011cf96" fo:hyphenate="false" fo:hyphenation-remain-char-count="2" fo:hyphenation-push-char-count="2"/>
    </style:style>
    <style:style style:name="P20" style:family="paragraph" style:parent-style-name="List_20_Paragraph" style:list-style-name="WWNum5">
      <style:paragraph-properties fo:margin-top="0cm" fo:margin-bottom="0.353cm" style:contextual-spacing="false" fo:hyphenation-ladder-count="no-limit" style:vertical-align="baseline"/>
      <style:text-properties officeooo:rsid="0011cf96" officeooo:paragraph-rsid="001102bd" fo:hyphenate="false" fo:hyphenation-remain-char-count="2" fo:hyphenation-push-char-count="2"/>
    </style:style>
    <style:style style:name="P21" style:family="paragraph" style:parent-style-name="List_20_Paragraph" style:list-style-name="WWNum5">
      <style:paragraph-properties fo:margin-top="0cm" fo:margin-bottom="0.353cm" style:contextual-spacing="false" fo:hyphenation-ladder-count="no-limit" style:vertical-align="baseline"/>
      <style:text-properties officeooo:rsid="0011cf96" officeooo:paragraph-rsid="00166794" fo:hyphenate="false" fo:hyphenation-remain-char-count="2" fo:hyphenation-push-char-count="2"/>
    </style:style>
    <style:style style:name="P22" style:family="paragraph" style:parent-style-name="List_20_Paragraph" style:list-style-name="WWNum5">
      <style:paragraph-properties fo:margin-top="0cm" fo:margin-bottom="0.353cm" style:contextual-spacing="false" fo:hyphenation-ladder-count="no-limit" style:vertical-align="baseline"/>
      <style:text-properties officeooo:rsid="0011cf96" officeooo:paragraph-rsid="00145c7b" fo:hyphenate="false" fo:hyphenation-remain-char-count="2" fo:hyphenation-push-char-count="2"/>
    </style:style>
    <style:style style:name="P23" style:family="paragraph" style:parent-style-name="List_20_Paragraph" style:list-style-name="WWNum5">
      <style:paragraph-properties fo:margin-top="0cm" fo:margin-bottom="0.353cm" style:contextual-spacing="false" fo:hyphenation-ladder-count="no-limit" style:vertical-align="baseline"/>
      <style:text-properties officeooo:rsid="001102bd" officeooo:paragraph-rsid="001102bd" fo:hyphenate="false" fo:hyphenation-remain-char-count="2" fo:hyphenation-push-char-count="2"/>
    </style:style>
    <style:style style:name="P24" style:family="paragraph" style:parent-style-name="List_20_Paragraph" style:list-style-name="WWNum5">
      <style:paragraph-properties fo:margin-top="0cm" fo:margin-bottom="0.353cm" style:contextual-spacing="false" fo:hyphenation-ladder-count="no-limit" style:vertical-align="baseline"/>
      <style:text-properties officeooo:rsid="00166794" officeooo:paragraph-rsid="00166794" fo:hyphenate="false" fo:hyphenation-remain-char-count="2" fo:hyphenation-push-char-count="2"/>
    </style:style>
    <style:style style:name="P25" style:family="paragraph" style:parent-style-name="List_20_Paragraph" style:list-style-name="WWNum5">
      <style:paragraph-properties fo:margin-left="0cm" fo:margin-right="0cm" fo:margin-top="0cm" fo:margin-bottom="0.353cm" style:contextual-spacing="false" fo:hyphenation-ladder-count="no-limit" fo:text-indent="0cm" style:auto-text-indent="false" style:vertical-align="baseline"/>
      <style:text-properties officeooo:rsid="0011cf96" officeooo:paragraph-rsid="00145c7b"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cf96" style:font-weight-asian="bold"/>
    </style:style>
    <style:style style:name="T3" style:family="text">
      <style:text-properties officeooo:rsid="001102bd"/>
    </style:style>
    <style:style style:name="T4" style:family="text">
      <style:text-properties officeooo:rsid="0011cf9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cf96" style:font-weight-asian="normal" style:font-weight-complex="normal"/>
    </style:style>
    <style:style style:name="T7" style:family="text">
      <style:text-properties fo:font-weight="normal" officeooo:rsid="00129942" style:font-weight-asian="normal" style:font-weight-complex="normal"/>
    </style:style>
    <style:style style:name="T8" style:family="text">
      <style:text-properties fo:font-weight="normal" officeooo:rsid="00145c7b" style:font-weight-asian="normal" style:font-weight-complex="normal"/>
    </style:style>
    <style:style style:name="T9" style:family="text">
      <style:text-properties officeooo:rsid="00129942"/>
    </style:style>
    <style:style style:name="T10" style:family="text">
      <style:text-properties officeooo:rsid="00145c7b"/>
    </style:style>
    <style:style style:name="T11" style:family="text">
      <style:text-properties officeooo:rsid="001667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equisitos funcionais</text:p>
      <text:list xml:id="list868337397672048680" text:style-name="WWNum5">
        <text:list-item>
          <text:p text:style-name="P18"><text:span text:style-name="T3">Buscar/Cadastrar/Deletar</text:span><text:bookmark-start text:name="__DdeLink__325_483859125"/><text:span text:style-name="T3">/Editar</text:span><text:bookmark-end text:name="__DdeLink__325_483859125"/><text:span text:style-name="T3"> fornecedores</text:span></text:p>
        </text:list-item>
        <text:list-item>
          <text:p text:style-name="P19">Buscar/Cadastrar/Deletar/Editar produtos e dependencias</text:p>
        </text:list-item>
        <text:list-item>
          <text:p text:style-name="P20">Incluir/remover marca de produtos da lista do fornecedor</text:p>
        </text:list-item>
        <text:list-item>
          <text:p text:style-name="P23">Buscar/Cadastrar/Deletar/Editar pedidos de compras</text:p>
        </text:list-item>
        <text:list-item>
          <text:p text:style-name="P23">Aceitar/<text:span text:style-name="T4">Recusar</text:span> pedidos de compras</text:p>
        </text:list-item>
        <text:list-item>
          <text:p text:style-name="P19">Alterar limite de estoque/prateleira de produtos</text:p>
        </text:list-item>
        <text:list-item>
          <text:p text:style-name="P23">Buscar/Cadastrar/Deletar/Editar clientes VIPs</text:p>
        </text:list-item>
        <text:list-item>
          <text:p text:style-name="P23">Alterar limite de crédito de Cliente VIP</text:p>
        </text:list-item>
        <text:list-item>
          <text:p text:style-name="P23">Buscar/Cadastrar venda</text:p>
        </text:list-item>
        <text:list-item>
          <text:p text:style-name="P23">Registrar troca/devolução de produtos</text:p>
        </text:list-item>
        <text:list-item>
          <text:p text:style-name="P23">Reposição de estoque por nota fiscal eletronica</text:p>
        </text:list-item>
        <text:list-item>
          <text:p text:style-name="P23">Reposição de estoque manual</text:p>
        </text:list-item>
        <text:list-item>
          <text:p text:style-name="P23">Mover produto do estoque para prateleira</text:p>
        </text:list-item>
        <text:list-item>
          <text:p text:style-name="P21"><text:span text:style-name="T3">Buscar/Cadastrar/Deletar</text:span><text:bookmark-start text:name="__DdeLink__325_4838591251"/><text:span text:style-name="T3">/Editar</text:span><text:bookmark-end text:name="__DdeLink__325_4838591251"/><text:span text:style-name="T3"> </text:span>funcionários <text:span text:style-name="T11">[opcional]</text:span></text:p>
        </text:list-item>
        <text:list-item>
          <text:p text:style-name="P21"><text:span text:style-name="T3">Buscar</text:span><text:bookmark-start text:name="__DdeLink__325_4838591252"/><text:span text:style-name="T3">/Editar</text:span><text:bookmark-end text:name="__DdeLink__325_4838591252"/><text:span text:style-name="T3"> </text:span>banco de horas<text:span text:style-name="T3"> </text:span>de funcionários <text:span text:style-name="T11">[opcional]</text:span></text:p>
        </text:list-item>
        <text:list-item>
          <text:p text:style-name="P21"><text:span text:style-name="T3">Buscar/Cadastrar/Deletar</text:span><text:bookmark-start text:name="__DdeLink__325_4838591253"/><text:span text:style-name="T3">/Editar</text:span><text:bookmark-end text:name="__DdeLink__325_4838591253"/><text:span text:style-name="T3"> </text:span>treinamentos <text:span text:style-name="T11">[opcional]</text:span></text:p>
        </text:list-item>
        <text:list-item>
          <text:p text:style-name="P21"><text:span text:style-name="T3">Buscar/Cadastrar/Deletar</text:span><text:bookmark-start text:name="__DdeLink__325_4838591254"/><text:span text:style-name="T3">/Editar</text:span><text:bookmark-end text:name="__DdeLink__325_4838591254"/><text:span text:style-name="T3"> </text:span>curriculuns <text:s/><text:span text:style-name="T11">[opcional]</text:span></text:p>
        </text:list-item>
        <text:list-item>
          <text:p text:style-name="P21"><text:span text:style-name="T3">Buscar/Cadastrar/Deletar</text:span><text:bookmark-start text:name="__DdeLink__325_4838591255"/><text:span text:style-name="T3">/Editar</text:span><text:bookmark-end text:name="__DdeLink__325_4838591255"/><text:span text:style-name="T3"> </text:span>contas a pagar/receber <text:span text:style-name="T11">[opcional]</text:span></text:p>
        </text:list-item>
        <text:list-item>
          <text:p text:style-name="P19">Registrar venda diferenciada <text:bookmark-start text:name="__DdeLink__693_314111778"/><text:span text:style-name="T11">[opcional]</text:span><text:bookmark-end text:name="__DdeLink__693_314111778"/></text:p>
        </text:list-item>
        <text:list-item>
          <text:p text:style-name="P24">Verificar validade de produtos </text:p>
        </text:list-item>
      </text:list>
      <text:p text:style-name="P7">Requisitos não funcionais</text:p>
      <text:p text:style-name="P1"><text:span text:style-name="T6">1.</text:span><text:span text:style-name="T2"><text:tab/></text:span><text:span text:style-name="T3">Buscar/Cadastrar/Deletar</text:span><text:bookmark-start text:name="__DdeLink__325_4838591256"/><text:span text:style-name="T3">/Editar</text:span><text:bookmark-end text:name="__DdeLink__325_4838591256"/><text:span text:style-name="T3"> fornecedores</text:span></text:p>
      <text:p text:style-name="List_20_Paragraph"><text:span text:style-name="T1">Descrição<text:line-break/></text:span><text:span text:style-name="T4">Cadastrar um novo fornecedor, ou buscar algum fornecedor especifico para atualização de cadastro.</text:span></text:p>
      <text:p text:style-name="List_20_Paragraph"><text:span text:style-name="T1">Informações de Entrada<text:line-break/></text:span>D<text:span text:style-name="T4">ados do fornecedor.</text:span><text:line-break/><text:span text:style-name="T1">Informações de Saída<text:line-break/></text:span>Confirmação do Cadastro.</text:p>
      <text:p text:style-name="List_20_Paragraph"><text:span text:style-name="T1">Restrição Lógica<text:line-break/></text:span><text:span text:style-name="T4">Ser funcionário de setor de compras.</text:span></text:p>
      <text:p text:style-name="List_20_Paragraph"><text:soft-page-break/></text:p>
      <text:p text:style-name="P16">2.<text:tab/>Buscar/Cadastrar/Deletar/Editar produtos e dependencias</text:p>
      <text:p text:style-name="P8"><text:span text:style-name="T1">Descrição<text:line-break/></text:span><text:span text:style-name="T4">Cadastrar um novo produto, ou buscar algum produto especifico para atualização de cadastro, ou alguma dependencia, ex. marca.</text:span></text:p>
      <text:p text:style-name="List_20_Paragraph"><text:span text:style-name="T1">Informações de Entrada<text:line-break/></text:span>D<text:span text:style-name="T4">ados do produto.</text:span><text:line-break/><text:span text:style-name="T1">Informações de Saída<text:line-break/></text:span>Confirmação do Cadastro.</text:p>
      <text:p text:style-name="P8"><text:span text:style-name="T1">Restrição Lógica<text:line-break/></text:span><text:span text:style-name="T6">Ser funcionário de setor de compras.</text:span></text:p>
      <text:p text:style-name="List_20_Paragraph"/>
      <text:p text:style-name="P4">3.<text:tab/>Incluir/remover marca de produtos da lista do fornecedor</text:p>
      <text:p text:style-name="P8"><text:span text:style-name="T1">Descrição<text:line-break/></text:span><text:span text:style-name="T4">Incluir/remover marca de produtos na lista do fornecedor.</text:span></text:p>
      <text:p text:style-name="P8"><text:span text:style-name="T1">Informações de Entrada<text:line-break/></text:span><text:span text:style-name="T4">Marca selecionada da lista de marcas disponíveis.</text:span><text:line-break/><text:span text:style-name="T1">Informações de Saída<text:line-break/></text:span>Confirmação do Cadastro.</text:p>
      <text:p text:style-name="P13"><text:span text:style-name="T1"><text:tab/>Restrição Lógica<text:line-break/><text:tab/></text:span><text:span text:style-name="T4">Ser funcionário de setor de compras.</text:span></text:p>
      <text:p text:style-name="P13"/>
      <text:p text:style-name="P4">4.<text:tab/>Buscar/Cadastrar/Deletar/Editar Pedidos de Compras</text:p>
      <text:p text:style-name="P9"><text:span text:style-name="T1">Descrição<text:line-break/></text:span><text:span text:style-name="T4">O funcionário primeiramente selecionará um fornecedor e em seguida selecionará os produtos e suas respectivas quantidades para reposição de estoque. Editar e Deletar só é permitdo caso o Pedido de Compras não tenho sido aceito.</text:span></text:p>
      <text:p text:style-name="P8"><text:span text:style-name="T1">Informações de Entrada<text:line-break/></text:span><text:span text:style-name="T4">Fonecedor, produtos e quantidades.</text:span><text:line-break/><text:span text:style-name="T1">Informações de Saída<text:line-break/></text:span>Confirmação do <text:span text:style-name="T4">Pedido de Compra</text:span>.</text:p>
      <text:p text:style-name="P13"><text:span text:style-name="T1"><text:tab/>Restrição Lógica<text:line-break/><text:tab/></text:span><text:span text:style-name="T4">Ser funcionário de setor de compras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2"/>
      <text:p text:style-name="P2"/>
      <text:p text:style-name="P5"><text:soft-page-break/>5.<text:tab/>Aceitar/Recusar pedidos de compras</text:p>
      <text:p text:style-name="P9"><text:span text:style-name="T1">Descrição<text:line-break/></text:span><text:span text:style-name="T4">O gerente verifica o Pedido de Compra e sua necessidade e aceita/recusa conforme sua decisão.</text:span></text:p>
      <text:p text:style-name="P8"><text:span text:style-name="T1">Informações de Entrada<text:line-break/></text:span><text:span text:style-name="T4">Pedido de Compra</text:span><text:line-break/><text:span text:style-name="T1">Informações de Saída<text:line-break/></text:span>Confirmação/<text:span text:style-name="T9">Recusação</text:span> do <text:span text:style-name="T4">Pedido de Compra</text:span>.</text:p>
      <text:p text:style-name="P13"><text:span text:style-name="T1"><text:tab/>Restrição Lógica<text:line-break/><text:tab/></text:span><text:span text:style-name="T4">Somente Gerente de Compras</text:span></text:p>
      <text:p text:style-name="P13"/>
      <text:p text:style-name="P6">6.<text:tab/>Alterar limite de estoque/prateleira de produtos</text:p>
      <text:p text:style-name="P10"><text:span text:style-name="T1">Descrição<text:line-break/></text:span><text:span text:style-name="T4">Definir um novo limite minimo/máximo de estoque/prateleira</text:span></text:p>
      <text:p text:style-name="P12"><text:span text:style-name="T1">Informações de Entrada<text:line-break/></text:span><text:span text:style-name="T4">Novos limites</text:span><text:line-break/><text:span text:style-name="T1">Informações de Saída<text:line-break/></text:span>Confirmação <text:span text:style-name="T9">da definição.</text:span></text:p>
      <text:p text:style-name="P14"><text:span text:style-name="T1"><text:tab/>Restrição Lógica<text:line-break/><text:tab/></text:span><text:span text:style-name="T4">Somente Gerente de Vendas</text:span></text:p>
      <text:p text:style-name="P14"/>
      <text:p text:style-name="P6">7.<text:tab/>Buscar/Cadastrar/Deletar/Editar clientes VIPs</text:p>
      <text:p text:style-name="P10"><text:span text:style-name="T1">Descrição<text:line-break/></text:span><text:span text:style-name="T4">Cadastrar um novo cliente VIP, ou buscar algum especifico para atualização de cadastro, ou alguma dependencia, ex. endereço.</text:span></text:p>
      <text:p text:style-name="P12"><text:span text:style-name="T1">Informações de Entrada<text:line-break/></text:span><text:span text:style-name="T4">Dados pessoais.</text:span><text:line-break/><text:span text:style-name="T1">Informações de Saída<text:line-break/></text:span>Confirmação <text:span text:style-name="T9">do cadastro.</text:span></text:p>
      <text:p text:style-name="P14"><text:span text:style-name="T1"><text:tab/>Restrição Lógica<text:line-break/><text:tab/></text:span><text:span text:style-name="T4">Supervisor ou Gerente de Vendas</text:span></text:p>
      <text:p text:style-name="P14"/>
      <text:p text:style-name="P6">8.<text:tab/>Alterar limite de crédito de Cliente VIP</text:p>
      <text:p text:style-name="P10"><text:span text:style-name="T1">Descrição<text:line-break/></text:span><text:span text:style-name="T4">Definicar um novo limite de crédito para o cliente.</text:span></text:p>
      <text:p text:style-name="P12"><text:span text:style-name="T1">Informações de Entrada<text:line-break/></text:span><text:span text:style-name="T4">Novo limite.</text:span><text:line-break/><text:span text:style-name="T1">Informações de Saída<text:line-break/></text:span>Confirmação <text:span text:style-name="T9">da alteração.</text:span></text:p>
      <text:p text:style-name="P14"><text:span text:style-name="T1"><text:tab/>Restrição Lógica<text:line-break/></text:span><text:span text:style-name="T5"><text:tab/></text:span><text:span text:style-name="T7">Somente</text:span><text:span text:style-name="T4"> Gerente de Vendas</text:span></text:p>
      <text:p text:style-name="P15"/>
      <text:p text:style-name="P15"/>
      <text:p text:style-name="P15"/>
      <text:p text:style-name="P6"><text:soft-page-break/>9.<text:tab/>Buscar/Cadastrar venda</text:p>
      <text:p text:style-name="P10"><text:span text:style-name="T1">Descrição<text:line-break/></text:span><text:span text:style-name="T4">Registrar uma nova venda no sistema.</text:span></text:p>
      <text:p text:style-name="P12"><text:span text:style-name="T1">Informações de Entrada<text:line-break/></text:span><text:span text:style-name="T4">Produtos comprados e suas respectivas quantidades.</text:span><text:line-break/><text:span text:style-name="T1">Informações de Saída<text:line-break/></text:span>Confirmação <text:span text:style-name="T9">da venda.</text:span></text:p>
      <text:p text:style-name="P15"><text:span text:style-name="T1"><text:tab/>Restrição Lógica<text:line-break/></text:span><text:span text:style-name="T5"><text:tab/></text:span><text:span text:style-name="T7">Funcionário do setor</text:span><text:span text:style-name="T4"> de Vendas</text:span></text:p>
      <text:p text:style-name="P15"/>
      <text:p text:style-name="P6">10.<text:tab/>Registrar troca/devolução de produtos</text:p>
      <text:p text:style-name="P10"><text:span text:style-name="T1">Descrição<text:line-break/></text:span><text:span text:style-name="T4">O funcionário receberá o pedido de troca/devolução do cliente, e verificará a condição do produto e julgará se é possível a troca/devolução verificando se a data de compra na nota fiscal é compátivel com o prazo para troca/devolução de acordo com o tipo do produto.</text:span></text:p>
      <text:p text:style-name="P12"><text:span text:style-name="T1">Informações de Entrada<text:line-break/></text:span><text:span text:style-name="T4">Dados do produto comprado, motivo da troca/devolução e produto.</text:span><text:line-break/><text:span text:style-name="T1">Informações de Saída<text:line-break/></text:span>Confirmação <text:span text:style-name="T9">da troca/devolução.</text:span></text:p>
      <text:p text:style-name="P15"><text:span text:style-name="T1"><text:tab/>Restrição Lógica<text:line-break/></text:span><text:span text:style-name="T5"><text:tab/></text:span><text:span text:style-name="T7">Supervisor do setor</text:span><text:span text:style-name="T4"> de Vendas</text:span></text:p>
      <text:p text:style-name="P15"/>
      <text:p text:style-name="P6">11.<text:tab/>Reposição de estoque por nota fiscal eletronica</text:p>
      <text:p text:style-name="P10"><text:span text:style-name="T1">Descrição<text:line-break/></text:span><text:span text:style-name="T4">O funcionário ao receber os produtos junto da nota fiscal, registrará os produtos no sistema selecionando a nota fiscal eletronica.</text:span></text:p>
      <text:p text:style-name="P12"><text:span text:style-name="T1">Informações de Entrada<text:line-break/></text:span><text:span text:style-name="T4">Nota fiscal eletronica.</text:span><text:line-break/><text:span text:style-name="T1">Informações de Saída<text:line-break/></text:span>Confirmação <text:span text:style-name="T9">da reposição.</text:span></text:p>
      <text:p text:style-name="P15"><text:span text:style-name="T1"><text:tab/>Restrição Lógica<text:line-break/></text:span><text:span text:style-name="T5"><text:tab/></text:span><text:span text:style-name="T7">Supervisor do setor</text:span><text:span text:style-name="T4"> de Vendas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soft-page-break/>12.<text:tab/>Reposição de estoque manual</text:p>
      <text:p text:style-name="P10"><text:span text:style-name="T1">Descrição<text:line-break/></text:span><text:span text:style-name="T4">O funcionário ao receber os produtos junto da nota fiscal, registrará os produtos no sistema um por um como consta na nota fiscal.</text:span></text:p>
      <text:p text:style-name="P12"><text:span text:style-name="T1">Informações de Entrada<text:line-break/></text:span><text:span text:style-name="T4">Dados da nota fiscal, produtos e quantidades.</text:span><text:line-break/><text:span text:style-name="T1">Informações de Saída<text:line-break/></text:span>Confirmação <text:span text:style-name="T9">da reposição.</text:span></text:p>
      <text:p text:style-name="P15"><text:span text:style-name="T1"><text:tab/>Restrição Lógica<text:line-break/></text:span><text:span text:style-name="T5"><text:tab/></text:span><text:span text:style-name="T7">Supervisor do setor</text:span><text:span text:style-name="T4"> de Vendas ou funcionário eleito pelo supervisor para função.</text:span></text:p>
      <text:p text:style-name="P15"/>
      <text:p text:style-name="P6">13.<text:tab/>Mover produto do estoque para prateleira</text:p>
      <text:p text:style-name="P10"><text:span text:style-name="T1">Descrição<text:line-break/></text:span><text:span text:style-name="T4">O repositor ao receber uma notificação de reposição do supervisor de vendas que a prateleira está no limite minimo ou com nenhum produto especifico, move todos os produtos, para serem colocados na prateleira, no lugar especifico para a reposição de acordo com as quantidades informadas pela notificação, após terminar reposição avisa o supervisor que registra a reposição no sistema.</text:span></text:p>
      <text:p text:style-name="P12"><text:span text:style-name="T1">Informações de Entrada<text:line-break/></text:span><text:span text:style-name="T4">Limite de prateleira atingido.</text:span><text:line-break/><text:span text:style-name="T1">Informações de Saída<text:line-break/></text:span>Confirmação <text:span text:style-name="T9">da reposição.</text:span></text:p>
      <text:p text:style-name="P15"><text:span text:style-name="T1"><text:tab/>Restrição Lógica<text:line-break/></text:span><text:span text:style-name="T5"><text:tab/></text:span><text:span text:style-name="T7">Supervisor do setor</text:span><text:span text:style-name="T4"> de Vendas</text:span></text:p>
      <text:p text:style-name="P15"/>
      <text:p text:style-name="P3"><text:span text:style-name="T9">14.<text:tab/>Buscar/Cadastrar/Deletar</text:span><text:bookmark-start text:name="__DdeLink__325_48385912511"/><text:span text:style-name="T9">/Editar</text:span><text:bookmark-end text:name="__DdeLink__325_48385912511"/><text:span text:style-name="T9"> funcionários</text:span></text:p>
      <text:p text:style-name="P11"><text:span text:style-name="T1">Descrição<text:line-break/></text:span><text:span text:style-name="T4">Cadastrar um novo funcionário, ou buscar algum especifico para atualização de cadastro.</text:span></text:p>
      <text:p text:style-name="P12"><text:span text:style-name="T1">Informações de Entrada<text:line-break/></text:span><text:span text:style-name="T4">Dados pessoais do funcionário.</text:span><text:line-break/><text:span text:style-name="T1">Informações de Saída<text:line-break/></text:span>Confirmação <text:span text:style-name="T9">do cadastro.</text:span></text:p>
      <text:p text:style-name="P15"><text:span text:style-name="T1"><text:tab/>Restrição Lógica<text:line-break/></text:span><text:span text:style-name="T5"><text:tab/></text:span><text:span text:style-name="T7">Supervisor do setor</text:span><text:span text:style-name="T4"> de RH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<text:span text:style-name="T9">15.<text:tab/>Buscar</text:span><text:bookmark-start text:name="__DdeLink__325_48385912521"/><text:span text:style-name="T9">/Editar</text:span><text:bookmark-end text:name="__DdeLink__325_48385912521"/><text:span text:style-name="T9"> banco de horas de funcionários</text:span></text:p>
      <text:p text:style-name="P10"><text:span text:style-name="T1">Descrição<text:line-break/></text:span><text:span text:style-name="T4">O funcionário no final do mês validará a folha ponto de seus subordinados, validando as horas extras, descontando os atrasos, justificando o que for preciso.</text:span></text:p>
      <text:p text:style-name="P12"><text:span text:style-name="T1">Informações de Entrada<text:line-break/></text:span><text:span text:style-name="T4">Dados do banco de horas do funcionário.</text:span><text:line-break/><text:span text:style-name="T1">Informações de Saída<text:line-break/></text:span>Confirmação <text:span text:style-name="T10">do procedimento.</text:span></text:p>
      <text:p text:style-name="P15"><text:span text:style-name="T1"><text:tab/>Restrição Lógica<text:line-break/></text:span><text:span text:style-name="T5"><text:tab/></text:span><text:span text:style-name="T8">Gerentes/S</text:span><text:span text:style-name="T7">upervisor</text:span><text:span text:style-name="T8">es</text:span><text:span text:style-name="T7"> do</text:span><text:span text:style-name="T8">s</text:span><text:span text:style-name="T7"> setor</text:span><text:span text:style-name="T8">es.</text:span></text:p>
      <text:p text:style-name="P15"/>
      <text:list xml:id="list224432563776864" text:continue-numbering="true" text:style-name="WWNum5">
        <text:list-item>
          <text:p text:style-name="P22"><text:span text:style-name="T3">Buscar/Cadastrar/Deletar</text:span><text:bookmark-start text:name="__DdeLink__325_48385912531"/><text:span text:style-name="T3">/Editar</text:span><text:bookmark-end text:name="__DdeLink__325_48385912531"/><text:span text:style-name="T3"> </text:span>treinamentos</text:p>
        </text:list-item>
        <text:list-item>
          <text:p text:style-name="P22"><text:span text:style-name="T3">Buscar/Cadastrar/Deletar</text:span><text:bookmark-start text:name="__DdeLink__325_48385912541"/><text:span text:style-name="T3">/Editar</text:span><text:bookmark-end text:name="__DdeLink__325_48385912541"/><text:span text:style-name="T3"> </text:span>curriculuns </text:p>
        </text:list-item>
        <text:list-item>
          <text:p text:style-name="P22"><text:span text:style-name="T3">Buscar/Cadastrar/Deletar</text:span><text:bookmark-start text:name="__DdeLink__325_48385912551"/><text:span text:style-name="T3">/Editar</text:span><text:bookmark-end text:name="__DdeLink__325_48385912551"/><text:span text:style-name="T3"> </text:span>contas a pagar/receber</text:p>
        </text:list-item>
        <text:list-item>
          <text:p text:style-name="P25">Registrar venda diferencia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DejaVu Sans" style:font-family-asian="'DejaVu Sans'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</meta:initial-creator>
    <dc:creator>Vinicius </dc:creator>
    <meta:editing-cycles>41</meta:editing-cycles>
    <meta:creation-date>2013-11-13T14:58:00</meta:creation-date>
    <dc:date>2014-08-18T22:44:31.337118956</dc:date>
    <meta:editing-duration>PT44M</meta:editing-duration>
    <meta:generator>LibreOffice/4.2.4.2$Linux_X86_64 LibreOffice_project/420m0$Build-2</meta:generator>
    <meta:document-statistic meta:table-count="0" meta:image-count="0" meta:object-count="0" meta:page-count="6" meta:paragraph-count="86" meta:word-count="858" meta:character-count="6352" meta:non-whitespace-character-count="55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